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font-weight="bold" officeooo:rsid="0019c37b" officeooo:paragraph-rsid="0019c37b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Times New Roman" fo:font-size="14pt" fo:font-weight="bold" officeooo:rsid="001b7c72" officeooo:paragraph-rsid="001b7c72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387c1d" officeooo:paragraph-rsid="00387c1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Times New Roman" officeooo:rsid="0019c37b" officeooo:paragraph-rsid="0019c37b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officeooo:rsid="001b7c72" officeooo:paragraph-rsid="0032aeba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officeooo:rsid="001b7c72" officeooo:paragraph-rsid="001b7c72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officeooo:rsid="001b7c72" officeooo:paragraph-rsid="0024cc17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officeooo:rsid="001b7c72" officeooo:paragraph-rsid="00264b17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officeooo:rsid="001b7c72" officeooo:paragraph-rsid="0024bf53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officeooo:rsid="001b7c72" officeooo:paragraph-rsid="002c40bc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officeooo:rsid="001b7c72" officeooo:paragraph-rsid="0028bc63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tyle="italic" fo:font-weight="bold" officeooo:rsid="001b7c72" officeooo:paragraph-rsid="0024bf53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officeooo:rsid="002b5c13" officeooo:paragraph-rsid="002b5c13"/>
    </style:style>
    <style:style style:name="P14" style:family="paragraph" style:parent-style-name="Standard">
      <style:text-properties style:font-name="Times New Roman" fo:font-size="18pt" fo:font-weight="bold" officeooo:rsid="0019c37b" officeooo:paragraph-rsid="0019c37b" style:font-size-asian="15.75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8pt" fo:font-weight="bold" officeooo:rsid="00390d60" officeooo:paragraph-rsid="00390d60" style:font-size-asian="15.75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6pt" fo:font-weight="normal" officeooo:rsid="003a5b2e" officeooo:paragraph-rsid="003a5b2e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end" style:justify-single-word="false"/>
      <style:text-properties style:font-name="Times New Roman" fo:font-size="16pt" fo:font-weight="normal" officeooo:rsid="003a5b2e" officeooo:paragraph-rsid="003a5b2e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break-before="page"/>
      <style:text-properties style:font-name="Times New Roman" fo:font-size="14pt" fo:font-weight="bold" officeooo:rsid="0019c37b" officeooo:paragraph-rsid="0019c37b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 fo:text-align="justify" style:justify-single-word="false" fo:break-before="page"/>
      <style:text-properties style:font-name="Times New Roman" fo:font-size="14pt" fo:font-weight="bold" officeooo:rsid="00387c1d" officeooo:paragraph-rsid="00387c1d" style:font-size-asian="14pt" style:font-weight-asian="bold" style:font-size-complex="14pt" style:font-weight-complex="bold"/>
    </style:style>
    <style:style style:name="P20" style:family="paragraph" style:parent-style-name="Standard" style:master-page-name="First_20_Page">
      <style:paragraph-properties style:page-number="auto"/>
      <style:text-properties style:font-name="Times New Roman" fo:font-size="18pt" fo:font-weight="bold" officeooo:rsid="0019c37b" officeooo:paragraph-rsid="0019c37b" style:font-size-asian="15.75pt" style:font-weight-asian="bold" style:font-size-complex="18pt" style:font-weight-complex="bold"/>
    </style:style>
    <style:style style:name="T1" style:family="text">
      <style:text-properties officeooo:rsid="001a595c"/>
    </style:style>
    <style:style style:name="T2" style:family="text">
      <style:text-properties officeooo:rsid="001f343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0b649" style:font-style-asian="italic" style:font-style-complex="italic"/>
    </style:style>
    <style:style style:name="T5" style:family="text">
      <style:text-properties fo:font-style="italic" officeooo:rsid="00239a30" style:font-style-asian="italic" style:font-style-complex="italic"/>
    </style:style>
    <style:style style:name="T6" style:family="text">
      <style:text-properties fo:font-style="italic" officeooo:rsid="0024cc17" style:font-style-asian="italic" style:font-style-complex="italic"/>
    </style:style>
    <style:style style:name="T7" style:family="text">
      <style:text-properties fo:font-style="italic" officeooo:rsid="002d7a9e" style:font-style-asian="italic" style:font-style-complex="italic"/>
    </style:style>
    <style:style style:name="T8" style:family="text">
      <style:text-properties fo:font-style="italic" officeooo:rsid="0027cfa8" style:font-style-asian="italic" style:font-style-complex="italic"/>
    </style:style>
    <style:style style:name="T9" style:family="text">
      <style:text-properties fo:font-style="italic" officeooo:rsid="002c40bc" style:font-style-asian="italic" style:font-style-complex="italic"/>
    </style:style>
    <style:style style:name="T10" style:family="text">
      <style:text-properties fo:font-style="italic" officeooo:rsid="0032aeba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24cc17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239a30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264b17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24bf53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27cfa8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2c40bc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28bc63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2a1999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32aeba" style:font-style-asian="italic" style:font-weight-asian="bold" style:font-style-complex="italic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239a30" style:font-style-asian="normal" style:font-style-complex="normal"/>
    </style:style>
    <style:style style:name="T23" style:family="text">
      <style:text-properties fo:font-style="normal" officeooo:rsid="0024bf53" style:font-style-asian="normal" style:font-style-complex="normal"/>
    </style:style>
    <style:style style:name="T24" style:family="text">
      <style:text-properties fo:font-style="normal" officeooo:rsid="0024cc17" style:font-style-asian="normal" style:font-style-complex="normal"/>
    </style:style>
    <style:style style:name="T25" style:family="text">
      <style:text-properties fo:font-style="normal" officeooo:rsid="00264b17" style:font-style-asian="normal" style:font-style-complex="normal"/>
    </style:style>
    <style:style style:name="T26" style:family="text">
      <style:text-properties fo:font-style="normal" officeooo:rsid="0027cfa8" style:font-style-asian="normal" style:font-style-complex="normal"/>
    </style:style>
    <style:style style:name="T27" style:family="text">
      <style:text-properties fo:font-style="normal" officeooo:rsid="00289cb5" style:font-style-asian="normal" style:font-style-complex="normal"/>
    </style:style>
    <style:style style:name="T28" style:family="text">
      <style:text-properties fo:font-style="normal" officeooo:rsid="0028bc63" style:font-style-asian="normal" style:font-style-complex="normal"/>
    </style:style>
    <style:style style:name="T29" style:family="text">
      <style:text-properties fo:font-style="normal" officeooo:rsid="002a1999" style:font-style-asian="normal" style:font-style-complex="normal"/>
    </style:style>
    <style:style style:name="T30" style:family="text">
      <style:text-properties fo:font-style="normal" officeooo:rsid="002c40bc" style:font-style-asian="normal" style:font-style-complex="normal"/>
    </style:style>
    <style:style style:name="T31" style:family="text">
      <style:text-properties fo:font-style="normal" officeooo:rsid="002d7a9e" style:font-style-asian="normal" style:font-style-complex="normal"/>
    </style:style>
    <style:style style:name="T32" style:family="text">
      <style:text-properties fo:font-style="normal" officeooo:rsid="002f6f33" style:font-style-asian="normal" style:font-style-complex="normal"/>
    </style:style>
    <style:style style:name="T33" style:family="text">
      <style:text-properties fo:font-style="normal" officeooo:rsid="0032aeba" style:font-style-asian="normal" style:font-style-complex="normal"/>
    </style:style>
    <style:style style:name="T34" style:family="text">
      <style:text-properties fo:font-style="normal" fo:font-weight="bold" officeooo:rsid="0020b649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239a30" style:font-style-asian="normal" style:font-weight-asian="bold" style:font-style-complex="normal" style:font-weight-complex="bold"/>
    </style:style>
    <style:style style:name="T36" style:family="text">
      <style:text-properties officeooo:rsid="0024bf53"/>
    </style:style>
    <style:style style:name="T37" style:family="text">
      <style:text-properties officeooo:rsid="00264b17"/>
    </style:style>
    <style:style style:name="T38" style:family="text">
      <style:text-properties officeooo:rsid="002d7a9e"/>
    </style:style>
    <style:style style:name="T39" style:family="text">
      <style:text-properties officeooo:rsid="0032aeba"/>
    </style:style>
    <style:style style:name="T40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size="12pt" fo:font-style="normal" style:font-size-asian="10.5pt" style:font-style-asian="normal" style:font-size-complex="12pt" style:font-style-complex="normal"/>
    </style:style>
    <style:style style:name="T42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43" style:family="text">
      <style:text-properties officeooo:rsid="003a37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Пояснительная записка к зачётному заданию</text:p>
      <text:p text:style-name="P15">по курс<text:span text:style-name="T43">у</text:span> «Администрирование ОС UNIX»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Работу выполни:</text:p>
      <text:p text:style-name="P17">Студент группы Б14-501</text:p>
      <text:p text:style-name="P17">Попцов П. А.</text:p>
      <text:p text:style-name="P17">Работу проверил:</text:p>
      <text:p text:style-name="P17">Пивторацкая С. В.</text:p>
      <text:p text:style-name="P17"/>
      <text:p text:style-name="P17"/>
      <text:p text:style-name="P17"/>
      <text:p text:style-name="P17"/>
      <text:p text:style-name="P17"/>
      <text:p text:style-name="P17"/>
      <text:p text:style-name="P16"/>
      <text:p text:style-name="P16">НИЯУ МИФИ 2017</text:p>
      <text:p text:style-name="P18">1. Задание</text:p>
      <text:p text:style-name="P1"/>
      <text:p text:style-name="P4"><text:span text:style-name="T1"><text:tab/>5. Обеспечить автоматическое монтирование файловой системы при загрузке системы.</text:span></text:p>
      <text:p text:style-name="P4"/>
      <text:p text:style-name="P4"/>
      <text:p text:style-name="P4"/>
      <text:p text:style-name="P2">2. <text:span text:style-name="T2">Реализация</text:span></text:p>
      <text:p text:style-name="P2"/>
      <text:p text:style-name="P5"><text:tab/><text:span text:style-name="T10">username</text:span><text:span text:style-name="T39"> — имя пользователя.</text:span></text:p>
      <text:p text:style-name="P5"><text:tab/><text:span text:style-name="T11">/</text:span><text:span text:style-name="T20">home/username</text:span><text:span text:style-name="T39"> — домашний каталог пользователя.</text:span><text:tab/></text:p>
      <text:p text:style-name="P6"/>
      <text:p text:style-name="P7"><text:tab/><text:span text:style-name="T38">а) Создадим в домашнем каталоге директории </text:span><text:span text:style-name="T34">auto_mount</text:span><text:span text:style-name="T4"> </text:span><text:span text:style-name="T5">(</text:span><text:span text:style-name="T35">mkdir /home/username/auto_mount</text:span><text:span text:style-name="T5">) </text:span><text:span text:style-name="T12">mnt_dir</text:span><text:span text:style-name="T24"> (</text:span><text:span text:style-name="T12">mkdir </text:span><text:span text:style-name="T13">/home/username/</text:span><text:span text:style-name="T12">mnt_dir</text:span><text:span text:style-name="T6">)</text:span><text:span text:style-name="T4">.</text:span></text:p>
      <text:p text:style-name="P7"><text:span text:style-name="T4"/></text:p>
      <text:p text:style-name="P8"><text:span text:style-name="T4"><text:tab/></text:span><text:span text:style-name="T7">б) </text:span><text:span text:style-name="T22">Создадим файл </text:span><text:span text:style-name="T13">/home/username/auto_mount/amnt.sh</text:span><text:span text:style-name="T22"> (</text:span><text:span text:style-name="T13">touch /home/username/auto_mount/amnt.sh</text:span><text:span text:style-name="T22">) </text:span><text:span text:style-name="T25">и файл </text:span><text:span text:style-name="T13">/home/username/auto_mount/</text:span><text:span text:style-name="T14">ls_out.txt</text:span><text:span text:style-name="T22"> (</text:span><text:span text:style-name="T13">touch /home/username/auto_mount/</text:span><text:span text:style-name="T14">ls_out.txt</text:span><text:span text:style-name="T22">)</text:span><text:span text:style-name="T32">. </text:span><text:span text:style-name="T22">Выставим права на выполнение для файла </text:span><text:span text:style-name="T13">/home/username/auto_mount/amnt.sh</text:span><text:span text:style-name="T22"> (</text:span><text:span text:style-name="T13">chmod +x /home/username/auto_mount/amnt.sh</text:span><text:span text:style-name="T22">)</text:span><text:span text:style-name="T33">.</text:span></text:p>
      <text:p text:style-name="P6"><text:span text:style-name="T22"/></text:p>
      <text:p text:style-name="P9"><text:tab/><text:span text:style-name="T38">в) Отредактируем файл </text:span><text:span text:style-name="T13">/home/username/auto_mount/amnt.sh</text:span><text:span text:style-name="T22">, </text:span><text:span text:style-name="T23">записав туда следующее содержимое (</text:span><text:span text:style-name="T15">nano </text:span><text:span text:style-name="T13">/home/username/auto_mount/amnt.sh</text:span><text:span text:style-name="T23">):</text:span></text:p>
      <text:p text:style-name="P9"><text:span text:style-name="T23"><text:tab/></text:span><text:span text:style-name="T15">#!/bin/bash</text:span></text:p>
      <text:p text:style-name="P12"><text:span text:style-name="T36"><text:tab/>mount /dev/sdb1/ /home/username/mnt_dir -o ro</text:span></text:p>
      <text:p text:style-name="P12"><text:span text:style-name="T37"><text:tab/>ls -la /home/username/mnt_dir &gt;&gt; /home/username/auto_mount/ls_out.txt</text:span></text:p>
      <text:p text:style-name="P13">Комментарии:</text:p>
      <text:p text:style-name="P13"><text:tab/>Первая строка <text:span text:style-name="T15">#!/bin/bash</text:span><text:span text:style-name="T23"> — </text:span><text:span text:style-name="T21">путь до интерпретатора команд, который будет использоваться при выполнении </text:span><text:span text:style-name="T3">shell</text:span><text:span text:style-name="T21">-скрипта (в данном случае это </text:span><text:span text:style-name="T3">bash</text:span><text:span text:style-name="T21">).</text:span></text:p>
      <text:p text:style-name="P13"><text:span text:style-name="T21"><text:tab/>Вторая строка — монтирование устройства </text:span><text:span text:style-name="T11">/dev/sdb1</text:span><text:span text:style-name="T21"> (может быть и другим) в директорию </text:span><text:span text:style-name="T11">/home/username/mnt_dir</text:span><text:span text:style-name="T21"> с опциями (параметр </text:span><text:span text:style-name="T11">-o</text:span><text:span text:style-name="T21">) означающими возможность только чтения данных с устройства </text:span><text:span text:style-name="T11">/dev/sdb1</text:span><text:span text:style-name="T21"> (</text:span><text:span text:style-name="T11">ro</text:span><text:span text:style-name="T21"> = ReadOnly).</text:span></text:p>
      <text:p text:style-name="P13"><text:span text:style-name="T21"><text:tab/>Третья строка — вывод списка файлов и каталогов из корня файловой системы </text:span><text:span text:style-name="T11">/dev/sdb1</text:span><text:span text:style-name="T21">, смонтированной в директорию </text:span><text:span text:style-name="T11">/home/username/mnt_dir</text:span><text:span text:style-name="T21">, в конец текстового файла </text:span><text:span text:style-name="T14">/home/username/auto_mount/ls_out.txt.</text:span></text:p>
      <text:p text:style-name="P13"><text:span text:style-name="T25"/></text:p>
      <text:p text:style-name="P9"><text:span text:style-name="T25"><text:tab/></text:span><text:span text:style-name="T31">г) </text:span><text:span text:style-name="T26">Установим новую задачу для </text:span><text:span text:style-name="T8">cron</text:span><text:span text:style-name="T26"> от имени суперпользователя:</text:span></text:p>
      <text:p text:style-name="P9"><text:span text:style-name="T26"><text:tab/></text:span><text:span text:style-name="T16">sudo crontab -e</text:span></text:p>
      <text:p text:style-name="P9"><text:soft-page-break/><text:span text:style-name="T26"><text:tab/>Вставим в открывшийся файл (в конец) следующую строчку:</text:span></text:p>
      <text:p text:style-name="P9"><text:span text:style-name="T26"><text:tab/></text:span><text:span text:style-name="T16">@reboot /home/username/auto_mount/amnt.sh</text:span></text:p>
      <text:p text:style-name="P10"><text:span text:style-name="T30">Комментарии:</text:span></text:p>
      <text:p text:style-name="P10"><text:span text:style-name="T30"><text:tab/></text:span><text:span text:style-name="T17">sudo crontab -e</text:span><text:span text:style-name="T30"> — редактируем файл расписаний </text:span><text:span text:style-name="T9">cron</text:span><text:span text:style-name="T30"> для суперпользователя (</text:span><text:span text:style-name="T9">root</text:span><text:span text:style-name="T30">).</text:span></text:p>
      <text:p text:style-name="P10"><text:span text:style-name="T30"><text:tab/></text:span><text:span text:style-name="T9">@reboot</text:span><text:span text:style-name="T30"> — значит что задача </text:span><text:span text:style-name="T17">/home/username/auto_mount/amnt.sh</text:span><text:span text:style-name="T30"> будет выполняться .каждый раз при перезагрузке/загрузке системы</text:span><text:span text:style-name="T26">.</text:span></text:p>
      <text:p text:style-name="P9"><text:span text:style-name="T26"/></text:p>
      <text:p text:style-name="P9"><text:span text:style-name="T27"><text:tab/></text:span><text:span text:style-name="T31">е) </text:span><text:span text:style-name="T28">Выполним перезагрузку (</text:span><text:span text:style-name="T18">sudo reboot</text:span><text:span text:style-name="T28">).</text:span></text:p>
      <text:p text:style-name="P11"><text:span text:style-name="T28"><text:tab/>После перезагрузки в файл </text:span><text:span text:style-name="T14">/home/username/auto_mount/ls_out.txt</text:span><text:span text:style-name="T25"> </text:span><text:span text:style-name="T28">запишется вывод команды <text:s/></text:span><text:span text:style-name="T14">ls -la /home/username/mnt_dir</text:span><text:span text:style-name="T25">, </text:span><text:span text:style-name="T28">содержащий список файло</text:span><text:span text:style-name="T29">в</text:span><text:span text:style-name="T28"> и директорий на файловой <text:s/>системе смонтированного устройства </text:span><text:span text:style-name="T18">/dev/sdb1.</text:span></text:p>
      <text:p text:style-name="P11"><text:span text:style-name="T28"><text:tab/></text:span></text:p>
      <text:p text:style-name="P11"><text:span text:style-name="T28"><text:tab/></text:span><text:span text:style-name="T31">д) </text:span><text:span text:style-name="T29">Размонтируем файловую систему устройства </text:span><text:span text:style-name="T19">/dev/sdb1</text:span><text:span text:style-name="T29"> (</text:span><text:span text:style-name="T19">sudo umount /dev/sdb1</text:span><text:span text:style-name="T29">).</text:span></text:p>
      <text:p text:style-name="P11"/>
      <text:p text:style-name="P19"><text:span text:style-name="T29">3. </text:span><text:span text:style-name="T21">Заключение</text:span></text:p>
      <text:p text:style-name="P3"><text:span text:style-name="T21"><text:tab/></text:span><text:span text:style-name="T40">В результате выполнения данного задания было реализовано автоматическое монтирование файловой системы (устройства </text:span><text:span text:style-name="T41">/dev/sdb1</text:span><text:span text:style-name="T40">) с помощью использования демона </text:span><text:span text:style-name="T42">cron</text:span><text:span text:style-name="T40">.</text:span></text:p>
      <text:p text:style-name="P9"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02:23:57.301927934</meta:creation-date>
    <dc:date>2017-12-12T03:09:57.287059583</dc:date>
    <meta:editing-duration>PT40M44S</meta:editing-duration>
    <meta:editing-cycles>33</meta:editing-cycles>
    <meta:generator>LibreOffice/4.2.8.2$Linux_X86_64 LibreOffice_project/420m0$Build-2</meta:generator>
    <meta:document-statistic meta:table-count="0" meta:image-count="0" meta:object-count="0" meta:page-count="4" meta:paragraph-count="37" meta:word-count="269" meta:character-count="2529" meta:non-whitespace-character-count="2263"/>
  </office:meta>
</office:document-meta>
</file>